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P2" style:family="paragraph" style:parent-style-name="Heading_20_1">
      <style:paragraph-properties>
        <style:tab-stops>
          <style:tab-stop style:position="19.188cm"/>
        </style:tab-stops>
      </style:paragraph-properties>
    </style:style>
    <style:style style:name="P3" style:family="paragraph" style:parent-style-name="Heading_20_1">
      <style:paragraph-properties fo:margin-top="0.162cm" fo:margin-bottom="0cm" style:contextual-spacing="false">
        <style:tab-stops>
          <style:tab-stop style:position="19.188cm"/>
        </style:tab-stops>
      </style:paragraph-properties>
    </style:style>
    <style:style style:name="P4" style:family="paragraph" style:parent-style-name="Heading_20_1">
      <style:paragraph-properties fo:margin-top="0.164cm" fo:margin-bottom="0cm" style:contextual-spacing="false">
        <style:tab-stops>
          <style:tab-stop style:position="19.188cm"/>
        </style:tab-stops>
      </style:paragraph-properties>
    </style:style>
    <style:style style:name="P5" style:family="paragraph" style:parent-style-name="Standard">
      <style:paragraph-properties fo:margin-left="0.288cm" fo:margin-right="0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0.288cm" fo:margin-right="0cm" fo:margin-top="0.095cm" fo:margin-bottom="0cm" style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margin-left="0.288cm" fo:margin-right="0cm" fo:margin-top="0.093cm" fo:margin-bottom="0cm" style:contextual-spacing="false" fo:text-align="start" style:justify-single-word="false" fo:text-indent="0cm" style:auto-text-indent="false"/>
    </style:style>
    <style:style style:name="P8" style:family="paragraph" style:parent-style-name="Standard" style:master-page-name="Converted2">
      <style:paragraph-properties fo:margin-left="0.288cm" fo:margin-right="0cm" fo:margin-top="0.146cm" fo:margin-bottom="0cm" style:contextual-spacing="false" fo:text-align="start" style:justify-single-word="false" fo:text-indent="0cm" style:auto-text-indent="false" style:page-number="auto"/>
    </style:style>
    <style:style style:name="P9" style:family="paragraph" style:parent-style-name="Standard">
      <style:paragraph-properties fo:margin-left="0.288cm" fo:margin-right="11.956cm" fo:margin-top="0cm" fo:margin-bottom="0cm" style:contextual-spacing="false" fo:line-height="122%" fo:text-align="start" style:justify-single-word="false" fo:text-indent="0cm" style:auto-text-indent="false"/>
    </style:style>
    <style:style style:name="P10" style:family="paragraph" style:parent-style-name="Standard">
      <style:paragraph-properties fo:margin-left="0.288cm" fo:margin-right="11.347cm" fo:margin-top="0.095cm" fo:margin-bottom="0cm" style:contextual-spacing="false" fo:line-height="122%" fo:text-align="start" style:justify-single-word="false" fo:text-indent="0cm" style:auto-text-indent="false"/>
    </style:style>
    <style:style style:name="P11" style:family="paragraph" style:parent-style-name="Text_20_body">
      <style:text-properties style:font-name="Arial" fo:font-weight="bold" style:font-weight-asian="bold"/>
    </style:style>
    <style:style style:name="P12" style:family="paragraph" style:parent-style-name="Text_20_body">
      <style:text-properties fo:font-size="15pt" style:font-size-asian="15pt"/>
    </style:style>
    <style:style style:name="P13" style:family="paragraph" style:parent-style-name="Text_20_body">
      <style:paragraph-properties fo:line-height="5%"/>
    </style:style>
    <style:style style:name="P14" style:family="paragraph" style:parent-style-name="Text_20_body">
      <style:text-properties fo:font-size="11pt" style:font-size-asian="11pt"/>
    </style:style>
    <style:style style:name="P15" style:family="paragraph" style:parent-style-name="Text_20_body">
      <style:paragraph-properties fo:margin-top="0.005cm" fo:margin-bottom="0cm" style:contextual-spacing="false"/>
      <style:text-properties style:font-name="Arial" fo:font-size="8pt" fo:font-weight="bold" style:font-size-asian="8pt" style:font-weight-asian="bold"/>
    </style:style>
    <style:style style:name="P16" style:family="paragraph" style:parent-style-name="Text_20_body">
      <style:paragraph-properties fo:margin-top="0.005cm" fo:margin-bottom="0cm" style:contextual-spacing="false"/>
      <style:text-properties fo:font-size="14.5pt" style:font-size-asian="14.5pt"/>
    </style:style>
    <style:style style:name="P17" style:family="paragraph" style:parent-style-name="Text_20_body">
      <style:paragraph-properties fo:margin-left="3.679cm" fo:margin-right="0.982cm" fo:margin-top="0.093cm" fo:margin-bottom="0cm" style:contextual-spacing="false" fo:line-height="122%" fo:text-indent="-3.392cm" style:auto-text-indent="false"/>
    </style:style>
    <style:style style:name="P18" style:family="paragraph" style:parent-style-name="Text_20_body">
      <style:paragraph-properties fo:margin-top="0.016cm" fo:margin-bottom="0cm" style:contextual-spacing="false"/>
      <style:text-properties fo:font-size="12pt" style:font-size-asian="12pt"/>
    </style:style>
    <style:style style:name="P19" style:family="paragraph" style:parent-style-name="Text_20_body">
      <style:paragraph-properties fo:margin-left="3.679cm" fo:margin-right="1.198cm" fo:line-height="122%" fo:text-indent="0cm" style:auto-text-indent="false"/>
    </style:style>
    <style:style style:name="P20" style:family="paragraph" style:parent-style-name="Text_20_body">
      <style:paragraph-properties fo:margin-top="0.011cm" fo:margin-bottom="0cm" style:contextual-spacing="false"/>
      <style:text-properties fo:font-size="13pt" style:font-size-asian="13pt"/>
    </style:style>
    <style:style style:name="P21" style:family="paragraph" style:parent-style-name="Text_20_body">
      <style:paragraph-properties fo:margin-top="0.019cm" fo:margin-bottom="0cm" style:contextual-spacing="false"/>
      <style:text-properties fo:font-size="14.5pt" style:font-size-asian="14.5pt"/>
    </style:style>
    <style:style style:name="P22" style:family="paragraph" style:parent-style-name="Text_20_body">
      <style:paragraph-properties fo:margin-left="3.484cm" fo:margin-right="1.178cm" fo:margin-top="0.004cm" fo:margin-bottom="0cm" style:contextual-spacing="false" fo:line-height="122%" fo:text-indent="-3.196cm" style:auto-text-indent="false"/>
    </style:style>
    <style:style style:name="P23" style:family="paragraph" style:parent-style-name="Text_20_body">
      <style:paragraph-properties fo:margin-top="0.014cm" fo:margin-bottom="0cm" style:contextual-spacing="false"/>
      <style:text-properties fo:font-size="12pt" style:font-size-asian="12pt"/>
    </style:style>
    <style:style style:name="P24" style:family="paragraph" style:parent-style-name="Text_20_body">
      <style:paragraph-properties fo:margin-left="3.484cm" fo:margin-right="1.393cm" fo:line-height="122%" fo:text-indent="0cm" style:auto-text-indent="false"/>
    </style:style>
    <style:style style:name="P25" style:family="paragraph" style:parent-style-name="Text_20_body">
      <style:paragraph-properties fo:margin-left="3.484cm" fo:margin-right="1.18cm" fo:line-height="122%" fo:text-indent="0cm" style:auto-text-indent="false"/>
    </style:style>
    <style:style style:name="P26" style:family="paragraph" style:parent-style-name="Text_20_body">
      <style:paragraph-properties fo:margin-left="3.484cm" fo:margin-right="0.284cm" fo:line-height="122%" fo:text-indent="0cm" style:auto-text-indent="false"/>
    </style:style>
    <style:style style:name="P27" style:family="paragraph" style:parent-style-name="Text_20_body">
      <style:paragraph-properties fo:margin-left="3.484cm" fo:margin-right="0.926cm" fo:line-height="122%" fo:text-indent="0cm" style:auto-text-indent="false"/>
    </style:style>
    <style:style style:name="P28" style:family="paragraph" style:parent-style-name="Text_20_body">
      <style:paragraph-properties fo:margin-left="3.484cm" fo:margin-right="0.691cm" fo:margin-top="0.002cm" fo:margin-bottom="0cm" style:contextual-spacing="false" fo:line-height="122%" fo:text-indent="0cm" style:auto-text-indent="false"/>
    </style:style>
    <style:style style:name="P29" style:family="paragraph" style:parent-style-name="Text_20_body">
      <style:paragraph-properties fo:margin-left="3.484cm" fo:margin-right="0.963cm" fo:line-height="122%" fo:text-indent="0cm" style:auto-text-indent="false"/>
    </style:style>
    <style:style style:name="P30" style:family="paragraph" style:parent-style-name="Text_20_body">
      <style:paragraph-properties fo:margin-left="3.484cm" fo:margin-right="0.686cm" fo:margin-top="0.002cm" fo:margin-bottom="0cm" style:contextual-spacing="false" fo:line-height="122%" fo:text-indent="0cm" style:auto-text-indent="false"/>
    </style:style>
    <style:style style:name="P31" style:family="paragraph" style:parent-style-name="Text_20_body">
      <style:paragraph-properties fo:margin-left="3.484cm" fo:margin-right="0cm" fo:text-indent="0cm" style:auto-text-indent="false"/>
    </style:style>
    <style:style style:name="P32" style:family="paragraph" style:parent-style-name="Text_20_body" style:master-page-name="Converted1">
      <style:paragraph-properties fo:margin-left="3.484cm" fo:margin-right="0cm" fo:margin-top="0.146cm" fo:margin-bottom="0cm" style:contextual-spacing="false" fo:text-indent="0cm" style:auto-text-indent="false" style:page-number="auto"/>
    </style:style>
    <style:style style:name="P33" style:family="paragraph" style:parent-style-name="Text_20_body">
      <style:paragraph-properties fo:margin-top="0.007cm" fo:margin-bottom="0cm" style:contextual-spacing="false"/>
      <style:text-properties fo:font-size="14.5pt" style:font-size-asian="14.5pt"/>
    </style:style>
    <style:style style:name="P34" style:family="paragraph" style:parent-style-name="Text_20_body">
      <style:paragraph-properties fo:margin-left="3.484cm" fo:margin-right="0.529cm" fo:line-height="122%" fo:text-indent="0cm" style:auto-text-indent="false"/>
    </style:style>
    <style:style style:name="P35" style:family="paragraph" style:parent-style-name="Text_20_body">
      <style:paragraph-properties fo:margin-left="3.484cm" fo:margin-right="0.423cm" fo:line-height="122%" fo:text-indent="0cm" style:auto-text-indent="false"/>
    </style:style>
    <style:style style:name="P36" style:family="paragraph" style:parent-style-name="Text_20_body">
      <style:paragraph-properties fo:margin-top="0.018cm" fo:margin-bottom="0cm" style:contextual-spacing="false"/>
      <style:text-properties fo:font-size="12pt" style:font-size-asian="12pt"/>
    </style:style>
    <style:style style:name="P37" style:family="paragraph" style:parent-style-name="Text_20_body">
      <style:paragraph-properties fo:margin-left="3.484cm" fo:margin-right="1.334cm" fo:margin-top="0.002cm" fo:margin-bottom="0cm" style:contextual-spacing="false" fo:line-height="122%" fo:text-indent="0cm" style:auto-text-indent="false"/>
    </style:style>
    <style:style style:name="P38" style:family="paragraph" style:parent-style-name="Text_20_body">
      <style:paragraph-properties fo:margin-left="3.484cm" fo:margin-right="0.549cm" fo:line-height="122%" fo:text-indent="0cm" style:auto-text-indent="false"/>
    </style:style>
    <style:style style:name="P39" style:family="paragraph" style:parent-style-name="Text_20_body">
      <style:paragraph-properties fo:margin-top="0.009cm" fo:margin-bottom="0cm" style:contextual-spacing="false"/>
      <style:text-properties fo:font-size="13.5pt" style:font-size-asian="13.5pt"/>
    </style:style>
    <style:style style:name="P40" style:family="paragraph" style:parent-style-name="Text_20_body">
      <style:paragraph-properties fo:margin-left="0.288cm" fo:margin-right="0cm" fo:text-indent="0cm" style:auto-text-indent="false"/>
    </style:style>
    <style:style style:name="P41" style:family="paragraph" style:parent-style-name="Text_20_body">
      <style:paragraph-properties fo:margin-left="2.484cm" fo:margin-right="0.649cm" fo:line-height="122%" fo:text-indent="-2.196cm" style:auto-text-indent="false"/>
    </style:style>
    <style:style style:name="P42" style:family="paragraph" style:parent-style-name="Text_20_body">
      <style:paragraph-properties fo:margin-top="0.012cm" fo:margin-bottom="0cm" style:contextual-spacing="false"/>
      <style:text-properties fo:font-size="13pt" style:font-size-asian="13pt"/>
    </style:style>
    <style:style style:name="P43" style:family="paragraph" style:parent-style-name="Text_20_body">
      <style:paragraph-properties fo:margin-left="0.201cm" fo:margin-right="3.57cm" fo:margin-top="0.093cm" fo:margin-bottom="0cm" style:contextual-spacing="false" fo:text-align="center" style:justify-single-word="false" fo:text-indent="0cm" style:auto-text-indent="false"/>
    </style:style>
    <style:style style:name="P44" style:family="paragraph" style:parent-style-name="Title" style:master-page-name="Standard">
      <style:paragraph-properties style:page-number="auto"/>
    </style:style>
    <style:style style:name="T1" style:family="text">
      <style:text-properties fo:color="#787878" loext:opacity="100%"/>
    </style:style>
    <style:style style:name="T2" style:family="text">
      <style:text-properties fo:color="#6b7777" loext:opacity="100%" fo:letter-spacing="-0.018cm" fo:background-color="#e0ebeb" loext:char-shading-value="0"/>
    </style:style>
    <style:style style:name="T3" style:family="text">
      <style:text-properties fo:color="#6b7777" loext:opacity="100%" fo:background-color="#e0ebeb" loext:char-shading-value="0"/>
    </style:style>
    <style:style style:name="T4" style:family="text">
      <style:text-properties fo:color="#636363" loext:opacity="100%" style:font-name="Arial" fo:font-size="10pt" fo:font-weight="bold" style:font-size-asian="10pt" style:font-weight-asian="bold"/>
    </style:style>
    <style:style style:name="T5" style:family="text">
      <style:text-properties fo:color="#636363" loext:opacity="100%" style:font-name="Arial" fo:font-size="10pt" fo:font-weight="bold" officeooo:rsid="0011fb2e" style:font-size-asian="10pt" style:font-weight-asian="bold"/>
    </style:style>
    <style:style style:name="T6" style:family="text">
      <style:text-properties fo:color="#636363" loext:opacity="100%" style:font-name="Arial" fo:font-size="10pt" fo:letter-spacing="-0.002cm" fo:font-weight="bold" style:font-size-asian="10pt" style:font-weight-asian="bold"/>
    </style:style>
    <style:style style:name="T7" style:family="text">
      <style:text-properties fo:color="#636363" loext:opacity="100%" style:font-name="Arial" fo:font-size="10pt" fo:letter-spacing="-0.002cm" fo:font-weight="bold" officeooo:rsid="0011fb2e" style:font-size-asian="10pt" style:font-weight-asian="bold"/>
    </style:style>
    <style:style style:name="T8" style:family="text">
      <style:text-properties fo:color="#636363" loext:opacity="100%" style:font-name="Arial" fo:font-weight="bold" style:font-weight-asian="bold"/>
    </style:style>
    <style:style style:name="T9" style:family="text">
      <style:text-properties fo:color="#636363" loext:opacity="100%" style:font-name="Arial" fo:font-size="8pt" fo:font-style="italic" style:font-size-asian="8pt" style:font-style-asian="italic"/>
    </style:style>
    <style:style style:name="T10" style:family="text">
      <style:text-properties fo:color="#636363" loext:opacity="100%" fo:font-size="10pt" style:font-size-asian="10pt"/>
    </style:style>
    <style:style style:name="T11" style:family="text">
      <style:text-properties fo:color="#636363" loext:opacity="100%" fo:font-size="10pt" fo:letter-spacing="0.002cm" style:font-size-asian="10pt"/>
    </style:style>
    <style:style style:name="T12" style:family="text">
      <style:text-properties fo:color="#636363" loext:opacity="100%" fo:font-size="10pt" fo:letter-spacing="-0.093cm" style:font-size-asian="10pt"/>
    </style:style>
    <style:style style:name="T13" style:family="text">
      <style:text-properties fo:color="#636363" loext:opacity="100%"/>
    </style:style>
    <style:style style:name="T14" style:family="text">
      <style:text-properties fo:color="#636363" loext:opacity="100%" fo:letter-spacing="-0.093cm"/>
    </style:style>
    <style:style style:name="T15" style:family="text">
      <style:text-properties fo:color="#636363" loext:opacity="100%" fo:letter-spacing="0.002cm"/>
    </style:style>
    <style:style style:name="T16" style:family="text">
      <style:text-properties fo:color="#636363" loext:opacity="100%" fo:letter-spacing="0.004cm"/>
    </style:style>
    <style:style style:name="T17" style:family="text">
      <style:text-properties fo:color="#636363" loext:opacity="100%" fo:letter-spacing="-0.004cm"/>
    </style:style>
    <style:style style:name="T18" style:family="text">
      <style:text-properties fo:color="#636363" loext:opacity="100%" fo:letter-spacing="-0.002cm"/>
    </style:style>
    <style:style style:name="T19" style:family="text">
      <style:text-properties fo:color="#636363" loext:opacity="100%" style:font-name="Arial MT" fo:font-size="10pt" fo:language="fr" fo:country="FR" fo:font-weight="bold" officeooo:rsid="0011fb2e" style:font-name-asian="Arial MT1" style:font-size-asian="10pt" style:language-asian="en" style:country-asian="US" style:font-weight-asian="bold" style:font-name-complex="Arial MT1" style:language-complex="ar" style:country-complex="SA"/>
    </style:style>
    <style:style style:name="T20" style:family="text">
      <style:text-properties fo:font-size="10pt" style:font-size-asian="10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4"><text:span text:style-name="T1">Cahier des charges pour un site internet</text:span></text:p>
        <text:p text:style-name="P11"/>
        <text:p text:style-name="P11"/>
        <text:p text:style-name="P15"/>
        <text:h text:style-name="P3" text:outline-level="2"><text:span text:style-name="T2"><text:s/></text:span><text:span text:style-name="T3">Présentation du projet<text:tab/></text:span></text:h>
        <text:p text:style-name="P12"/>
        <text:p text:style-name="P5"><text:span text:style-name="T4">Nom du site:</text:span><text:span text:style-name="T6"> </text:span><text:span text:style-name="T10">Compagne de Vaccination Covid 19</text:span></text:p>
        <text:p text:style-name="P6"><text:span text:style-name="T4">Thématique du site:</text:span><text:span text:style-name="T6"> </text:span><text:span text:style-name="T10">gestion du rendez vous</text:span></text:p>
        <text:p text:style-name="P17"><text:span text:style-name="T8">Description du site: </text:span><text:span text:style-name="T13">Dans le cadre de la lutte contre le virus covid 19, le royaume du Maroc a décidé de lancer une</text:span><text:span text:style-name="T14"> </text:span><text:span text:style-name="T13">compagne de vaccination pour tous les citoyens.</text:span></text:p>
        <text:p text:style-name="P18"/>
        <text:p text:style-name="P19"><text:span text:style-name="T13">Pour cette raison le royaume du Maroc a fait appel au ministère de la santé pour lancer cette</text:span><text:span text:style-name="T14"> </text:span><text:span text:style-name="T13">compagne et facilier l'accès à toutes les marocaines et les marocains.</text:span></text:p>
        <text:p text:style-name="Text_20_body"/>
        <text:p text:style-name="P20"/>
        <text:h text:style-name="P4" text:outline-level="2"><text:span text:style-name="T2"><text:s/></text:span><text:span text:style-name="T3">Objectif du site<text:tab/></text:span></text:h>
        <text:p text:style-name="P21"/>
        <text:p text:style-name="P9"><text:span text:style-name="T4">Portée du site: </text:span><text:span text:style-name="T10">Site à but non commercial</text:span><text:span text:style-name="T11"> </text:span><text:span text:style-name="T4">Type(s) de site: </text:span><text:span text:style-name="T10">Site d'informations - Agenda</text:span><text:span text:style-name="T12"> </text:span><text:span text:style-name="T4">Autre type de site:</text:span><text:span text:style-name="T6"> </text:span><text:span text:style-name="T10">gestion du rendez vous</text:span></text:p>
        <text:p text:style-name="P22"><text:span text:style-name="T8">Objectif(s) du site: </text:span><text:span text:style-name="T13">Dans le cadre de la lutte contre le virus covid 19, le royaume du Maroc a décidé de lancer une</text:span><text:span text:style-name="T14"> </text:span><text:span text:style-name="T13">compagne de vaccination pour tous les citoyens.</text:span></text:p>
        <text:p text:style-name="P23"/>
        <text:p text:style-name="P24"><text:span text:style-name="T13">Pour cette raison le royaume du Maroc a fait appel au ministère de la santé pour lancer cette</text:span><text:span text:style-name="T14"> </text:span><text:span text:style-name="T13">compagne et facilier l'accès à toutes les marocaines et les marocains.</text:span></text:p>
        <text:p text:style-name="P18"/>
        <text:p text:style-name="P25"><text:span text:style-name="T13">chaque personne souhaite faire le vaccin, il doit tout d'abords sélectionner s'il est son premier,</text:span><text:span text:style-name="T14"> </text:span><text:span text:style-name="T13">deuxième ou troisième vaccin</text:span></text:p>
        <text:p text:style-name="P18"/>
        <text:p text:style-name="P26"><text:span text:style-name="T13">Si c'est son premier vaccin, il doit mentionner s'il a des maladis ou il suit des traitements spécifiques</text:span><text:span text:style-name="T14"> </text:span><text:span text:style-name="T13">suit</text:span><text:span text:style-name="T15"> </text:span><text:span text:style-name="T13">à</text:span><text:span text:style-name="T16"> </text:span><text:span text:style-name="T13">des</text:span><text:span text:style-name="T16"> </text:span><text:span text:style-name="T13">maladies</text:span><text:span text:style-name="T15"> </text:span><text:span text:style-name="T13">antérieur</text:span><text:span text:style-name="T16"> </text:span><text:span text:style-name="T13">(dans</text:span><text:span text:style-name="T16"> </text:span><text:span text:style-name="T13">ce</text:span><text:span text:style-name="T15"> </text:span><text:span text:style-name="T13">cas</text:span><text:span text:style-name="T16"> </text:span><text:span text:style-name="T13">le</text:span><text:span text:style-name="T16"> </text:span><text:span text:style-name="T13">système</text:span><text:span text:style-name="T16"> </text:span><text:span text:style-name="T13">affiche</text:span><text:span text:style-name="T15"> </text:span><text:span text:style-name="T13">le</text:span><text:span text:style-name="T16"> </text:span><text:span text:style-name="T13">traitement</text:span><text:span text:style-name="T16"> </text:span><text:span text:style-name="T13">à</text:span><text:span text:style-name="T15"> </text:span><text:span text:style-name="T13">suivre</text:span><text:span text:style-name="T16"> </text:span><text:span text:style-name="T13">avant</text:span><text:span text:style-name="T16"> </text:span><text:span text:style-name="T13">de</text:span><text:span text:style-name="T15"> </text:span><text:span text:style-name="T13">prendre son premier vaccin)</text:span></text:p>
        <text:p text:style-name="P18"/>
        <text:p text:style-name="P27"><text:span text:style-name="T13">Si c'est son deuxième vaccin, il doit mentionner s'il a eu des effets secondaires suite au premier</text:span><text:span text:style-name="T14"> </text:span><text:span text:style-name="T13">vaccin</text:span></text:p>
        <text:p text:style-name="P23"/>
        <text:p text:style-name="P28"><text:span text:style-name="T13">Si c'est son troisième vaccin, il doit mentionner s'il a eu des effets secondaires suite au deuxième</text:span><text:span text:style-name="T14"> </text:span><text:span text:style-name="T13">vaccin</text:span></text:p>
        <text:p text:style-name="P23"/>
        <text:p text:style-name="P29"><text:span text:style-name="T13">la personne il continue à remplir le formulaire en mentionnant l'adreese( si possible via Google</text:span><text:span text:style-name="T15"> </text:span><text:span text:style-name="T13">Map), la ville, le numéro de téléphone(avec confirmation par sms si possible) et le numéro de la</text:span><text:span text:style-name="T14"> </text:span><text:span text:style-name="T13">carte nationale valide.</text:span></text:p>
        <text:p text:style-name="P18"/>
        <text:p text:style-name="P30"><text:span text:style-name="T13">suite à la première partie du brief réaliser, le ministère de la santé souhaite que chaque région au</text:span><text:span text:style-name="T14"> </text:span><text:span text:style-name="T13">Maroc doit avoir un responsable régional qui va prendre en charge :</text:span></text:p>
        <text:p text:style-name="P23"/>
        <text:p text:style-name="P31"><text:span text:style-name="T13">l'ajout des centres urbains et ruraux pour la bonne gestion de vaccination</text:span></text:p>
        <text:p text:style-name="P33"/>
        <text:p text:style-name="P31"><text:span text:style-name="T13">ces centres vont être selectionnées de la part des personnes qui souhaite faire leurs vaccins</text:span></text:p>
        <text:p text:style-name="P16"/>
        <text:p text:style-name="P34"><text:span text:style-name="T13">chaque responsable peut consulter les statistiques des personnes qui on fait le premier, deuxième</text:span><text:span text:style-name="T14"> </text:span><text:span text:style-name="T13">et troisième vaccin et aussi consulter les personne qui on eu des effets secondaires après les</text:span></text:p>
      </text:section>
      <text:p text:style-name="P32"><text:span text:style-name="T13">vaccin</text:span></text:p>
      <text:p text:style-name="P16"/>
      <text:p text:style-name="P35"><text:span text:style-name="T13">chaque personne qui a passé le premier vaccin elle va recevoir un email qui va confirmer son</text:span><text:span text:style-name="T15"> </text:span><text:span text:style-name="T13">deuxième rendez-vous pour le vaccin suivant, si cette personne a eu des effets secondaires après</text:span><text:span text:style-name="T14"> </text:span><text:span text:style-name="T13">le</text:span><text:span text:style-name="T17"> </text:span><text:span text:style-name="T13">premier</text:span><text:span text:style-name="T18"> </text:span><text:span text:style-name="T13">ou</text:span><text:span text:style-name="T18"> </text:span><text:span text:style-name="T13">deuxième</text:span><text:span text:style-name="T18"> </text:span><text:span text:style-name="T13">vaccin,</text:span><text:span text:style-name="T18"> </text:span><text:span text:style-name="T13">la</text:span><text:span text:style-name="T18"> </text:span><text:span text:style-name="T13">date</text:span><text:span text:style-name="T18"> </text:span><text:span text:style-name="T13">de</text:span><text:span text:style-name="T18"> </text:span><text:span text:style-name="T13">rendez-vous</text:span><text:span text:style-name="T18"> </text:span><text:span text:style-name="T13">de</text:span><text:span text:style-name="T18"> </text:span><text:span text:style-name="T13">son</text:span><text:span text:style-name="T18"> </text:span><text:span text:style-name="T13">prochain</text:span><text:span text:style-name="T18"> </text:span><text:span text:style-name="T13">va</text:span><text:span text:style-name="T18"> </text:span><text:span text:style-name="T13">être</text:span><text:span text:style-name="T18"> </text:span><text:span text:style-name="T13">décalée</text:span><text:span text:style-name="T18"> </text:span><text:span text:style-name="T13">d'un</text:span><text:span text:style-name="T18"> </text:span><text:span text:style-name="T13">mois.</text:span></text:p>
      <text:p text:style-name="P36"/>
      <text:p text:style-name="P35"><text:span text:style-name="T13">Pour finaliser votre projet web, le ministère de la santé souhaite que l'ensemble de son système de</text:span><text:span text:style-name="T14"> </text:span><text:span text:style-name="T13">vaccination et géré par un seul responsable national qui prendre en charge la création de tous les</text:span><text:span text:style-name="T15"> </text:span><text:span text:style-name="T13">résponsable nationaux, ces derniers vont envoyer l'état de toutes les personnes non vaccinées</text:span><text:span text:style-name="T15"> </text:span><text:span text:style-name="T13">chaque semaine via un formulaire spéficique</text:span></text:p>
      <text:p text:style-name="P18"/>
      <text:p text:style-name="P37"><text:span text:style-name="T13">toute personne a un statut en attente avant la vaccination, si cette dépasse la date prévue du</text:span><text:span text:style-name="T14"> </text:span><text:span text:style-name="T13">vaccin est considérée comme non vaccinée</text:span></text:p>
      <text:p text:style-name="P23"/>
      <text:p text:style-name="P38"><text:span text:style-name="T13">le responsable national consulte le tableau des statistiques générales des personnes vaccinées et</text:span><text:span text:style-name="T14"> </text:span><text:span text:style-name="T13">non vaccinées.</text:span></text:p>
      <text:p text:style-name="P14"/>
      <text:p text:style-name="P39"/>
      <text:p text:style-name="P40"><text:span text:style-name="T8">Public cible: </text:span><text:span text:style-name="T13">Pour se faire la vaccination est distinée pour toute personne âgée minimum de 12 ans</text:span></text:p>
      <text:p text:style-name="Text_20_body"/>
      <text:p text:style-name="Text_20_body"/>
      <text:h text:style-name="P2" text:outline-level="2"><text:span text:style-name="T2"><text:s/></text:span><text:span text:style-name="T3">Fonctionnalités attendues<text:tab/></text:span></text:h>
      <text:p text:style-name="P12"/>
      <text:p text:style-name="P5"><text:span text:style-name="T4">Fonctionnalités: </text:span><text:span text:style-name="T10">Agenda</text:span></text:p>
      <text:p text:style-name="P7"><text:span text:style-name="T4">Autre(s) fonctionnalité(s):</text:span><text:span text:style-name="T6"> </text:span><text:span text:style-name="T10">des information pour le vaccin en générale</text:span></text:p>
      <text:p text:style-name="Text_20_body"/>
      <text:p text:style-name="Text_20_body"/>
      <text:h text:style-name="P2" text:outline-level="2"><text:span text:style-name="T2"><text:s/></text:span><text:span text:style-name="T3">Contenus<text:tab/></text:span></text:h>
      <text:p text:style-name="P12"/>
      <text:p text:style-name="P5"><text:span text:style-name="T4">Types de contenus:</text:span><text:span text:style-name="T6"> </text:span><text:span text:style-name="T10">Textes - Images</text:span></text:p>
      <text:p text:style-name="P7"><text:span text:style-name="T4">Retouche d'images:</text:span><text:span text:style-name="T6"> </text:span><text:span text:style-name="T10">Non</text:span></text:p>
      <text:p text:style-name="Text_20_body"/>
      <text:p text:style-name="Text_20_body"/>
      <text:h text:style-name="P2" text:outline-level="2"><text:span text:style-name="T2"><text:s/></text:span><text:span text:style-name="T3">Organisation des contenus et navigation<text:tab/></text:span></text:h>
      <text:p text:style-name="P12"/>
      <text:p text:style-name="P41"><text:span text:style-name="T8">Plan du site :</text:span><text:span text:style-name="T13">un site web facile et bien organiser pour facilite la gestion des rendez vous pour passi le vaccin de covis</text:span><text:span text:style-name="T14"> </text:span><text:span text:style-name="T13">19</text:span></text:p>
      <text:p text:style-name="Text_20_body"/>
      <text:p text:style-name="P42"/>
      <text:h text:style-name="P3" text:outline-level="2"><text:span text:style-name="T2"><text:s/></text:span><text:span text:style-name="T3">Intégration des contenus<text:tab/></text:span></text:h>
      <text:p text:style-name="P12"/>
      <text:p text:style-name="P5"><text:span text:style-name="T4">Qui intègre les contenus? </text:span><text:span text:style-name="T10">Intégration de tous les contenus par l'agence</text:span></text:p>
      <text:p text:style-name="P7"><text:span text:style-name="T4">Origine des contenus: </text:span><text:span text:style-name="T10">L'agence propose les contenus: rédaction des textes, recherche d'images etc...</text:span></text:p>
      <text:p text:style-name="Text_20_body"/>
      <text:p text:style-name="Text_20_body"/>
      <text:h text:style-name="P2" text:outline-level="2"><text:span text:style-name="T2"><text:s/></text:span><text:span text:style-name="T3">Charte graphique<text:tab/></text:span></text:h>
      <text:p text:style-name="P12"/>
      <text:p text:style-name="P5"><text:span text:style-name="T4">Charte graphique déjà existante:</text:span><text:span text:style-name="T6"> </text:span><text:span text:style-name="T10">Oui</text:span></text:p>
      <text:p text:style-name="P10"><text:span text:style-name="T4">Design du site: </text:span><text:span text:style-name="T10">Création d'un design sur mesure</text:span><text:span text:style-name="T12"> </text:span><text:span text:style-name="T4">Logo du site: </text:span><text:span text:style-name="T10">Création d'un logo sur mesure</text:span><text:span text:style-name="T11"> </text:span><text:span text:style-name="T4">Style(s) du site:</text:span><text:span text:style-name="T6"> </text:span><text:span text:style-name="T10">Sérieux - Moderne</text:span></text:p>
      <text:p text:style-name="P8"><text:span text:style-name="T4">Exemple(s) de site(s) apprécié(s):</text:span><text:span text:style-name="T6"> </text:span><text:span text:style-name="T10">https://liqahcorona.ma/fr</text:span></text:p>
      <text:p text:style-name="P6"><text:span text:style-name="T4">Affichage sur tablettes et smartphones:</text:span><text:span text:style-name="T6"> </text:span><text:span text:style-name="T10">Le site s'adapte avec une apparence dédiée à chaque taille d'écran</text:span></text:p>
      <text:p text:style-name="P43"><text:span text:style-name="T13">(responsive)</text:span></text:p>
      <text:p text:style-name="Text_20_body"/>
      <text:p text:style-name="Text_20_body"/>
      <text:h text:style-name="P2" text:outline-level="2"><text:span text:style-name="T2"><text:s/></text:span><text:span text:style-name="T3">Langue<text:tab/></text:span></text:h>
      <text:p text:style-name="P12"/>
      <text:p text:style-name="P5"><text:span text:style-name="T4">Langue d'origine du site: </text:span><text:span text:style-name="T10">Français</text:span></text:p>
      <text:p text:style-name="Text_20_body"/>
      <text:p text:style-name="Text_20_body"/>
      <text:h text:style-name="P2" text:outline-level="2"><text:span text:style-name="T2"><text:s/></text:span><text:span text:style-name="T3">Référencement<text:tab/></text:span></text:h>
      <text:p text:style-name="P21"/>
      <text:p text:style-name="P5"><text:span text:style-name="T4">Service(s) souhaité(s):</text:span><text:span text:style-name="T6"> </text:span><text:span text:style-name="T10">Recherche de mots clés - Optimisation des pages - Statistiques</text:span></text:p>
      <text:p text:style-name="Text_20_body"/>
      <text:p text:style-name="Text_20_body"/>
      <text:h text:style-name="P2" text:outline-level="2"><text:span text:style-name="T2"><text:s/></text:span><text:span text:style-name="T3">Modèle économique<text:tab/></text:span></text:h>
      <text:p text:style-name="P12"/>
      <text:p text:style-name="P5"><text:span text:style-name="T4">Service(s) souhaitée(s):</text:span><text:span text:style-name="T6"> </text:span><text:span text:style-name="T10">Publicités</text:span></text:p>
      <text:p text:style-name="Text_20_body"/>
      <text:p text:style-name="Text_20_body"/>
      <text:h text:style-name="P2" text:outline-level="2"><text:span text:style-name="T2"><text:s/></text:span><text:span text:style-name="T3">Maintenance<text:tab/></text:span></text:h>
      <text:p text:style-name="P21"/>
      <text:p text:style-name="P5"><text:span text:style-name="T4">Sauvegardes:</text:span><text:span text:style-name="T6"> </text:span><text:span text:style-name="T10">Automatiques</text:span></text:p>
      <text:p text:style-name="P6"><text:span text:style-name="T4">Mises à jour:</text:span><text:span text:style-name="T6"> </text:span><text:span text:style-name="T10">Par l'agence</text:span></text:p>
      <text:p text:style-name="Text_20_body"/>
      <text:p text:style-name="Text_20_body"/>
      <text:h text:style-name="P2" text:outline-level="2"><text:span text:style-name="T2"><text:s/></text:span><text:span text:style-name="T3">Nom de domaine et hébergement<text:tab/></text:span></text:h>
      <text:p text:style-name="P21"/>
      <text:p text:style-name="P5"><text:span text:style-name="T4">Prise en charge de l'enregistrement du nom de domaine et de l'hébergement: </text:span><text:span text:style-name="T10">Par l'agence</text:span></text:p>
      <text:p text:style-name="Text_20_body"/>
      <text:p text:style-name="Text_20_body"/>
      <text:h text:style-name="P2" text:outline-level="2"><text:span text:style-name="T2"><text:s/></text:span><text:span text:style-name="T3">Contact du projet<text:tab/></text:span></text:h>
      <text:p text:style-name="P12"/>
      <text:p text:style-name="P5"><text:span text:style-name="T4">Nom: </text:span><text:span text:style-name="T19">CHOUQFI AYOUB</text:span></text:p>
      <text:p text:style-name="P7"><text:span text:style-name="T4">Fonction: </text:span><text:span text:style-name="T10">développeur web</text:span></text:p>
      <text:p text:style-name="P6"><text:span text:style-name="T4">Adresse mail:</text:span><text:span text:style-name="T7"> a.chouqfi</text:span><text:a xlink:type="simple" xlink:href="mailto:badr.chantaf@gmail.com" text:style-name="Default_20_Style" text:visited-style-name="Default_20_Style"><text:span text:style-name="T10">@gmail.com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fr" fo:country="FR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 MT" fo:font-family="'Arial MT'" style:font-family-generic="roman" style:font-pitch="variable" fo:font-size="10pt" fo:language="fr" fo:country="FR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9cm" fo:margin-right="0cm" fo:margin-top="0.388cm" fo:margin-bottom="0cm" style:contextual-spacing="false" fo:text-indent="0cm" style:auto-text-indent="false"/>
      <style:text-properties style:font-name="Arial MT" fo:font-family="'Arial MT'" style:font-family-generic="roman" style:font-pitch="variable" fo:font-size="12pt" fo:language="fr" fo:country="FR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3.57cm" fo:margin-right="3.57cm" fo:margin-top="0.111cm" fo:margin-bottom="0cm" style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8pt" fo:language="fr" fo:country="FR" fo:font-weight="bold" style:font-name-asian="Arial1" style:font-family-asian="Arial" style:font-family-generic-asian="system" style:font-pitch-asian="variabl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fr" fo:country="FR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MT1" style:family="text">
      <style:text-properties fo:color="#636363" loext:opacity="100%" style:font-name="Arial" fo:font-size="8pt" fo:font-style="italic" style:font-size-asian="8pt" style:font-style-asian="italic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0.953cm" fo:margin-bottom="0.818cm" fo:margin-left="0.811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6cm" fo:margin-left="0cm" fo:margin-right="0cm" fo:margin-top="0.24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53cm" fo:margin-bottom="1.164cm" fo:margin-left="0.811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847cm" fo:margin-bottom="0.818cm" fo:margin-left="0.811cm" fo:margin-right="0.811cm" style:writing-mode="lr-tb" style:layout-grid-color="#c0c0c0" style:layout-grid-lines="276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6cm" fo:margin-left="0cm" fo:margin-right="0cm" fo:margin-top="0.245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text:anchor-type="char" svg:x="9.728cm" svg:y="28.494cm" svg:width="1.307cm" svg:height="0.386cm" draw:z-index="2"><draw:text-box><text:p text:style-name="MP2"><text:span text:style-name="MT1">Page </text:span><text:page-number text:select-page="current">1</text:page-number><text:span text:style-name="MT1">/3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draw:frame draw:style-name="Mfr1" text:anchor-type="char" svg:x="9.728cm" svg:y="28.494cm" svg:width="1.307cm" svg:height="0.386cm" draw:z-index="0"><draw:text-box><text:p text:style-name="MP2"><text:span text:style-name="MT1">Page </text:span><text:page-number text:select-page="current">2</text:page-number><text:span text:style-name="MT1">/3</text:span></text:p></draw:text-box></draw:frame></text:p>
      </style:footer>
    </style:master-page>
    <style:master-page style:name="Converted2" style:page-layout-name="Mpm3">
      <style:footer>
        <text:p text:style-name="MP1"><draw:frame draw:style-name="Mfr1" text:anchor-type="char" svg:x="9.728cm" svg:y="28.494cm" svg:width="1.307cm" svg:height="0.386cm" draw:z-index="1"><draw:text-box><text:p text:style-name="MP2"><text:span text:style-name="MT1">Page </text:span><text:page-number text:select-page="current">3</text:page-number><text:span text:style-name="MT1">/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08:46:32</meta:creation-date>
    <dc:date>2022-03-14T09:50:09.674000000</dc:date>
    <meta:editing-duration>PT1M5S</meta:editing-duration>
    <meta:generator>LibreOffice/7.1.0.3$Windows_X86_64 LibreOffice_project/f6099ecf3d29644b5008cc8f48f42f4a40986e4c</meta:generator>
    <meta:editing-cycles>1</meta:editing-cycles>
    <meta:document-statistic meta:table-count="0" meta:image-count="0" meta:object-count="0" meta:page-count="3" meta:paragraph-count="60" meta:word-count="742" meta:character-count="4641" meta:non-whitespace-character-count="3933"/>
    <meta:user-defined meta:name="AppVersion">12.0000</meta:user-defined>
    <meta:user-defined meta:name="Created" meta:value-type="date">2022-03-10T00:00:00</meta:user-defined>
    <meta:user-defined meta:name="LastSaved" meta:value-type="date">2022-03-10T00:00:00</meta:user-defined>
    <meta:template xlink:type="simple" xlink:actuate="onRequest" xlink:title="Normal" xlink:href=""/>
  </office:meta>
</office:document-meta>
</file>